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body" svg:font-family="apple-system-body,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normal" officeooo:paragraph-rsid="000bcebc" fo:background-color="transparent" style:font-size-asian="9pt" style:font-size-complex="9pt" loext:padding="0in" loext:border="none"/>
    </style:style>
    <style:style style:name="P2"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normal" officeooo:rsid="000d0bd7" officeooo:paragraph-rsid="000d0bd7" fo:background-color="transparent" style:font-size-asian="9pt" style:font-weight-asian="normal" style:font-size-complex="9pt" style:font-weight-complex="normal" loext:padding="0in" loext:border="none"/>
    </style:style>
    <style:style style:name="P3"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normal" officeooo:rsid="000d0bd7" officeooo:paragraph-rsid="000f35c3" fo:background-color="transparent" style:font-size-asian="9pt" style:font-weight-asian="normal" style:font-size-complex="9pt" style:font-weight-complex="normal" loext:padding="0in" loext:border="none"/>
    </style:style>
    <style:style style:name="P4"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normal" officeooo:rsid="000d0bd7" officeooo:paragraph-rsid="001119a6" fo:background-color="transparent" style:font-size-asian="9pt" style:font-weight-asian="normal" style:font-size-complex="9pt" style:font-weight-complex="normal" loext:padding="0in" loext:border="none"/>
    </style:style>
    <style:style style:name="P5"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normal" officeooo:paragraph-rsid="000bcebc" style:font-size-asian="9pt" style:font-size-complex="9pt"/>
    </style:style>
    <style:style style:name="P6"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bold" officeooo:rsid="000d0bd7" officeooo:paragraph-rsid="000d0bd7" fo:background-color="transparent" style:font-size-asian="9pt" style:font-weight-asian="bold" style:font-size-complex="9pt" style:font-weight-complex="bold" loext:padding="0in" loext:border="none"/>
    </style:style>
    <style:style style:name="P7"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bold" officeooo:rsid="000d0bd7" officeooo:paragraph-rsid="001119a6" fo:background-color="transparent" style:font-size-asian="9pt" style:font-weight-asian="bold" style:font-size-complex="9pt" style:font-weight-complex="bold" loext:padding="0in" loext:border="none"/>
    </style:style>
    <style:style style:name="P8"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bold" officeooo:rsid="000d0bd7" officeooo:paragraph-rsid="00185c45" fo:background-color="transparent" style:font-size-asian="9pt" style:font-weight-asian="bold" style:font-size-complex="9pt" style:font-weight-complex="bold" loext:padding="0in" loext:border="none"/>
    </style:style>
    <style:style style:name="P9"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bold" officeooo:rsid="000d0bd7" officeooo:paragraph-rsid="001b2826" fo:background-color="transparent" style:font-size-asian="9pt" style:font-weight-asian="bold" style:font-size-complex="9pt" style:font-weight-complex="bold" loext:padding="0in" loext:border="none"/>
    </style:style>
    <style:style style:name="P10"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bold" officeooo:rsid="000f35c3" officeooo:paragraph-rsid="000f35c3" fo:background-color="transparent" style:font-size-asian="9pt" style:font-weight-asian="bold" style:font-size-complex="9pt" style:font-weight-complex="bold" loext:padding="0in" loext:border="none"/>
    </style:style>
    <style:style style:name="P11"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bold" officeooo:rsid="000f35c3" officeooo:paragraph-rsid="001119a6" fo:background-color="transparent" style:font-size-asian="9pt" style:font-weight-asian="bold" style:font-size-complex="9pt" style:font-weight-complex="bold" loext:padding="0in" loext:border="none"/>
    </style:style>
    <style:style style:name="P12"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bold" officeooo:rsid="000d0bd7" officeooo:paragraph-rsid="001b2826" fo:background-color="#ffff00" style:font-size-asian="9pt" style:font-weight-asian="bold" style:font-size-complex="9pt" style:font-weight-complex="bold" loext:padding="0in" loext:border="none"/>
    </style:style>
    <style:style style:name="P13"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10pt" fo:letter-spacing="normal" fo:font-style="normal" fo:font-weight="normal" officeooo:paragraph-rsid="000bcebc" style:font-size-asian="10pt" style:font-size-complex="10pt"/>
    </style:style>
    <style:style style:name="P14"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10pt" fo:letter-spacing="normal" fo:font-style="normal" fo:font-weight="bold" officeooo:rsid="000d0bd7" officeooo:paragraph-rsid="001119a6" fo:background-color="transparent" style:font-size-asian="10pt" style:font-weight-asian="bold" style:font-size-complex="10pt" style:font-weight-complex="bold" loext:padding="0in" loext:border="none"/>
    </style:style>
    <style:style style:name="P15"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9pt" fo:letter-spacing="normal" fo:font-style="normal" fo:font-weight="normal" officeooo:rsid="000d0bd7" officeooo:paragraph-rsid="001119a6" fo:background-color="transparent" style:font-size-asian="9pt" style:font-weight-asian="normal" style:font-size-complex="9pt" style:font-weight-complex="normal" loext:padding="0in" loext:border="none"/>
    </style:style>
    <style:style style:name="P16"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9pt" fo:letter-spacing="normal" fo:font-style="normal" fo:font-weight="normal" officeooo:rsid="000d0bd7" officeooo:paragraph-rsid="001b2826" fo:background-color="transparent" style:font-size-asian="9pt" style:font-weight-asian="normal" style:font-size-complex="9pt" style:font-weight-complex="normal" loext:padding="0in" loext:border="none"/>
    </style:style>
    <style:style style:name="P17"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9pt" fo:letter-spacing="normal" fo:font-style="normal" fo:font-weight="normal" officeooo:rsid="001c7dfa" officeooo:paragraph-rsid="001c7dfa" fo:background-color="transparent" style:font-size-asian="9pt" style:font-weight-asian="normal" style:font-size-complex="9pt" style:font-weight-complex="normal" loext:padding="0in" loext:border="none"/>
    </style:style>
    <style:style style:name="P18"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8pt" fo:letter-spacing="normal" fo:font-style="normal" fo:font-weight="normal" officeooo:rsid="000d0bd7" officeooo:paragraph-rsid="001119a6" fo:background-color="#dddddd" style:font-size-asian="8pt" style:font-weight-asian="normal" style:font-size-complex="8pt" style:font-weight-complex="normal" loext:padding="0in" loext:border="none"/>
    </style:style>
    <style:style style:name="P19"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8pt" fo:letter-spacing="normal" fo:font-style="normal" fo:font-weight="normal" officeooo:rsid="000d0bd7" officeooo:paragraph-rsid="00135e22" fo:background-color="#dddddd" style:font-size-asian="8pt" style:font-weight-asian="normal" style:font-size-complex="8pt" style:font-weight-complex="normal" loext:padding="0in" loext:border="none"/>
    </style:style>
    <style:style style:name="P20"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8pt" fo:letter-spacing="normal" fo:font-style="normal" fo:font-weight="normal" officeooo:rsid="000d0bd7" officeooo:paragraph-rsid="001119a6" fo:background-color="transparent" style:font-size-asian="8pt" style:font-weight-asian="normal" style:font-size-complex="8pt" style:font-weight-complex="normal" loext:padding="0in" loext:border="none"/>
    </style:style>
    <style:style style:name="P21"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8pt" fo:letter-spacing="normal" fo:font-style="normal" fo:font-weight="normal" officeooo:rsid="000d0bd7" officeooo:paragraph-rsid="001490b6" fo:background-color="transparent" style:font-size-asian="8pt" style:font-weight-asian="normal" style:font-size-complex="8pt" style:font-weight-complex="normal" loext:padding="0in" loext:border="none"/>
    </style:style>
    <style:style style:name="P22"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8pt" fo:letter-spacing="normal" fo:font-style="normal" fo:font-weight="normal" officeooo:rsid="000d0bd7" officeooo:paragraph-rsid="00185c45" fo:background-color="transparent" style:font-size-asian="8pt" style:font-weight-asian="normal" style:font-size-complex="8pt" style:font-weight-complex="normal" loext:padding="0in" loext:border="none"/>
    </style:style>
    <style:style style:name="P23"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8pt" fo:letter-spacing="normal" fo:font-style="normal" fo:font-weight="normal" officeooo:rsid="000d0bd7" officeooo:paragraph-rsid="001b2826" fo:background-color="transparent" style:font-size-asian="8pt" style:font-weight-asian="normal" style:font-size-complex="8pt" style:font-weight-complex="normal" loext:padding="0in" loext:border="none"/>
    </style:style>
    <style:style style:name="P24"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8pt" fo:letter-spacing="normal" fo:font-style="normal" fo:font-weight="normal" officeooo:rsid="001c7dfa" officeooo:paragraph-rsid="001c7dfa" fo:background-color="transparent" style:font-size-asian="8pt" style:font-weight-asian="normal" style:font-size-complex="8pt" style:font-weight-complex="normal" loext:padding="0in" loext:border="none"/>
    </style:style>
    <style:style style:name="P25"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9pt" fo:letter-spacing="normal" fo:font-style="normal" fo:font-weight="normal" officeooo:rsid="000d0bd7" officeooo:paragraph-rsid="001119a6" fo:background-color="transparent" style:font-size-asian="9pt" style:font-weight-asian="normal" style:font-size-complex="9pt" style:font-weight-complex="normal" loext:padding="0in" loext:border="none"/>
    </style:style>
    <style:style style:name="P26"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9pt" fo:letter-spacing="normal" fo:font-style="normal" fo:font-weight="bold" officeooo:rsid="000d0bd7" officeooo:paragraph-rsid="001119a6" fo:background-color="transparent" style:font-size-asian="9pt" style:font-weight-asian="bold" style:font-size-complex="9pt" style:font-weight-complex="bold" loext:padding="0in" loext:border="none"/>
    </style:style>
    <style:style style:name="P27"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9pt" fo:letter-spacing="normal" fo:font-style="normal" fo:font-weight="bold" officeooo:rsid="00135e22" officeooo:paragraph-rsid="00135e22" fo:background-color="transparent" style:font-size-asian="9pt" style:font-weight-asian="bold" style:font-size-complex="9pt" style:font-weight-complex="bold" loext:padding="0in" loext:border="none"/>
    </style:style>
    <style:style style:name="P28"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0d0bd7" officeooo:paragraph-rsid="001119a6" fo:background-color="transparent" style:font-size-asian="8pt" style:font-weight-asian="normal" style:font-size-complex="8pt" style:font-weight-complex="normal" loext:padding="0in" loext:border="none"/>
    </style:style>
    <style:style style:name="P29"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1c7dfa" officeooo:paragraph-rsid="001c7dfa" fo:background-color="transparent" style:font-size-asian="8pt" style:font-weight-asian="normal" style:font-size-complex="8pt" style:font-weight-complex="normal" loext:padding="0in" loext:border="none"/>
    </style:style>
    <style:style style:name="P30"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1db4b9" officeooo:paragraph-rsid="001db4b9" fo:background-color="transparent" style:font-size-asian="8pt" style:font-weight-asian="normal" style:font-size-complex="8pt" style:font-weight-complex="normal" loext:padding="0in" loext:border="none"/>
    </style:style>
    <style:style style:name="P31"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0d0bd7" officeooo:paragraph-rsid="001119a6" fo:background-color="#ffff6d" style:font-size-asian="8pt" style:font-weight-asian="normal" style:font-size-complex="8pt" style:font-weight-complex="normal" loext:padding="0in" loext:border="none"/>
    </style:style>
    <style:style style:name="P32"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1db4b9" officeooo:paragraph-rsid="001db4b9" fo:background-color="#ffff00" style:font-size-asian="8pt" style:font-weight-asian="normal" style:font-size-complex="8pt" style:font-weight-complex="normal" loext:padding="0in" loext:border="none"/>
    </style:style>
    <style:style style:name="P33"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bold" officeooo:rsid="000d0bd7" officeooo:paragraph-rsid="001119a6" fo:background-color="#dddddd" style:font-size-asian="8pt" style:font-weight-asian="bold" style:font-size-complex="8pt" style:font-weight-complex="bold" loext:padding="0in" loext:border="none"/>
    </style:style>
    <style:style style:name="P34"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bold" officeooo:rsid="000d0bd7" officeooo:paragraph-rsid="001119a6" fo:background-color="transparent" style:font-size-asian="8pt" style:font-weight-asian="bold" style:font-size-complex="8pt" style:font-weight-complex="bold" loext:padding="0in" loext:border="none"/>
    </style:style>
    <style:style style:name="P35"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bold" officeooo:rsid="000d0bd7" officeooo:paragraph-rsid="001b2826" fo:background-color="#ffff00" style:font-size-asian="8pt" style:font-weight-asian="bold" style:font-size-complex="8pt" style:font-weight-complex="bold" loext:padding="0in" loext:border="none"/>
    </style:style>
    <style:style style:name="P36"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6pt" fo:letter-spacing="normal" fo:font-style="normal" fo:font-weight="normal" officeooo:rsid="000d0bd7" officeooo:paragraph-rsid="001119a6" fo:background-color="transparent" style:font-size-asian="6pt" style:font-weight-asian="normal" style:font-size-complex="6pt" style:font-weight-complex="normal" loext:padding="0in" loext:border="none"/>
    </style:style>
    <style:style style:name="P37"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6pt" fo:letter-spacing="normal" fo:font-style="normal" fo:font-weight="normal" officeooo:rsid="000d0bd7" officeooo:paragraph-rsid="00185c45" fo:background-color="transparent" style:font-size-asian="6pt" style:font-weight-asian="normal" style:font-size-complex="6pt" style:font-weight-complex="normal" loext:padding="0in" loext:border="none"/>
    </style:style>
    <style:style style:name="P38"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6pt" fo:letter-spacing="normal" fo:font-style="normal" fo:font-weight="normal" officeooo:rsid="000d0bd7" officeooo:paragraph-rsid="001b2826" fo:background-color="transparent" style:font-size-asian="6pt" style:font-weight-asian="normal" style:font-size-complex="6pt" style:font-weight-complex="normal" loext:padding="0in" loext:border="none"/>
    </style:style>
    <style:style style:name="P39"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6pt" fo:letter-spacing="normal" fo:font-style="normal" fo:font-weight="bold" officeooo:rsid="000d0bd7" officeooo:paragraph-rsid="001119a6" fo:background-color="transparent" style:font-size-asian="6pt" style:font-weight-asian="bold" style:font-size-complex="6pt" style:font-weight-complex="bold" loext:padding="0in" loext:border="none"/>
    </style:style>
    <style:style style:name="P40"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6pt" fo:letter-spacing="normal" fo:font-style="normal" style:text-underline-style="solid" style:text-underline-width="auto" style:text-underline-color="font-color" fo:font-weight="bold" officeooo:rsid="000d0bd7" officeooo:paragraph-rsid="001119a6" fo:background-color="transparent" style:font-size-asian="6pt" style:font-weight-asian="bold" style:font-size-complex="6pt" style:font-weight-complex="bold" loext:padding="0in" loext:border="none"/>
    </style:style>
    <style:style style:name="P41"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text-line-through-style="solid" style:text-line-through-type="single" style:font-name="Courier New" fo:font-size="8pt" fo:letter-spacing="normal" fo:font-style="normal" fo:font-weight="normal" officeooo:rsid="000d0bd7" officeooo:paragraph-rsid="001119a6" fo:background-color="#dddddd" style:font-size-asian="8pt" style:font-weight-asian="normal" style:font-size-complex="8pt" style:font-weight-complex="normal" loext:padding="0in" loext:border="none"/>
    </style:style>
    <style:style style:name="P42"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size="9pt" officeooo:paragraph-rsid="000bcebc" style:font-size-asian="9pt" style:font-size-complex="9pt"/>
    </style:style>
    <style:style style:name="P43"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officeooo:paragraph-rsid="000bcebc"/>
    </style:style>
    <style:style style:name="P44" style:family="paragraph" style:parent-style-name="Heading_20_1">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normal" officeooo:paragraph-rsid="000bcebc" style:font-size-asian="9pt" style:font-size-complex="9pt"/>
    </style:style>
    <style:style style:name="P45" style:family="paragraph" style:parent-style-name="Text_20_body" style:list-style-name="L1">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normal" officeooo:paragraph-rsid="000bcebc" fo:background-color="transparent" style:font-size-asian="9pt" style:font-size-complex="9pt" loext:padding="0in" loext:border="none"/>
    </style:style>
    <style:style style:name="P46" style:family="paragraph" style:parent-style-name="Text_20_body" style:list-style-name="L2">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normal" officeooo:paragraph-rsid="000bcebc" fo:background-color="transparent" style:font-size-asian="9pt" style:font-size-complex="9pt" loext:padding="0in" loext:border="none"/>
    </style:style>
    <style:style style:name="P47" style:family="paragraph" style:parent-style-name="Text_20_body" style:list-style-name="L3">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normal" officeooo:paragraph-rsid="000bcebc" fo:background-color="transparent" style:font-size-asian="9pt" style:font-size-complex="9pt" loext:padding="0in" loext:border="none"/>
    </style:style>
    <style:style style:name="P48"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normal" officeooo:rsid="000d0bd7" officeooo:paragraph-rsid="000d0bd7" fo:background-color="transparent" style:font-size-asian="9pt" style:font-weight-asian="normal" style:font-size-complex="9pt" style:font-weight-complex="normal" loext:padding="0in" loext:border="none"/>
    </style:style>
    <style:style style:name="T1" style:family="text">
      <style:text-properties fo:font-size="9pt" style:font-size-asian="9pt" style:font-size-complex="9pt"/>
    </style:style>
    <style:style style:name="T2" style:family="text">
      <style:text-properties fo:font-variant="normal" fo:text-transform="none" style:font-name="apple-system-body" fo:font-size="9pt" fo:letter-spacing="normal" fo:font-style="normal" fo:font-weight="bold" fo:background-color="transparent" loext:char-shading-value="0" style:font-size-asian="9pt" style:font-size-complex="9pt" loext:padding="0in" loext:border="non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officeooo:rsid="001490b6"/>
    </style:style>
    <style:style style:name="T7" style:family="text">
      <style:text-properties style:font-name="apple-system-body" fo:font-size="9pt" fo:font-weight="bold" style:font-size-asian="9pt" style:font-weight-asian="bold" style:font-size-complex="9pt" style:font-weight-complex="bold"/>
    </style:style>
    <style:style style:name="T8" style:family="text">
      <style:text-properties fo:background-color="#ffff00" loext:char-shading-value="0"/>
    </style:style>
    <style:style style:name="T9" style:family="text">
      <style:text-properties fo:background-color="#eeeeee" loext:char-shading-value="0"/>
    </style:style>
    <style:style style:name="T10" style:family="text">
      <style:text-properties officeooo:rsid="001587d2"/>
    </style:style>
    <style:style style:name="T11" style:family="text">
      <style:text-properties fo:color="#c9211e" fo:font-weight="bold" style:font-weight-asian="bold" style:font-weight-complex="bold"/>
    </style:style>
    <style:style style:name="T12" style:family="text">
      <style:text-properties officeooo:rsid="001a311b"/>
    </style:style>
    <style:style style:name="T13" style:family="text">
      <style:text-properties officeooo:rsid="001c7dfa"/>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Junior Data Scientist (0-2 years exp)</text:p>
      <text:p text:style-name="P13"><text:a xlink:type="simple" xlink:href="https://www.linkedin.com/mwlite/jobs/view/1450392287?referenceId=SYUoembhScaUsjWpTfpTww%3D%3D&amp;eBP=CwEAAAFtOVB0ILPg48MHYxN1G5GSPcPIe6Rw2KNeTGkQV5eLZD5AElk34vdWYIIBSoxQLu5Vd4j0MJc33BVl4-hsMWoQtdxMOB8o8jkEi8Nn_2rOZGZDh5oV_AdEBcCzqXZaUT5NchDaW840AarPczUlo2Ox00Cz79Atgku8F0undrG0MOV92SFUsUjISUH30zucCZO2EWXigBYD0SyzcvQ77tlPboLlFR4hB2N5eHcLRe3t-urVfuVSC1e3X72n2sxDOsTCQALRkzMLTMWHKDkg334ZJ18VujnacIkDz4zN0V9q_lVgrQy4mkRclxqPjrKkUJ3aZNI&amp;fbclid=IwAR2lehnsF0t5g_LITdQ-s7hEa5yuZiHMM9yoV5gxA3-j5Cqktlftaauo7Ag" text:style-name="Internet_20_link" text:visited-style-name="Visited_20_Internet_20_Link"><text:span text:style-name="T1">Nineleaps</text:span></text:a></text:p>
      <text:h text:style-name="P44" text:outline-level="1">Job description</text:h>
      <text:p text:style-name="P1">Experience : 0-2 years</text:p>
      <text:p text:style-name="P1">Qualification : B.Tech/ M.Tech from Tier 1 institutes (Preferably IITs)</text:p>
      <text:p text:style-name="P42"/>
      <text:p text:style-name="P43"><text:span text:style-name="Strong_20_Emphasis"><text:span text:style-name="T2">Primary Responsibilities:</text:span></text:span></text:p>
      <text:p text:style-name="P42"/>
      <text:list xml:id="list1497129691" text:style-name="L1">
        <text:list-item>
          <text:p text:style-name="P45">Work closely with business veterans to build NLP Applications using open-source tools and technologies</text:p>
        </text:list-item>
        <text:list-item>
          <text:p text:style-name="P45">Work with team to understand business requirments and break then down into actionable plans for developing software artifacts</text:p>
        </text:list-item>
        <text:list-item>
          <text:p text:style-name="P45">Research academic papers and implement POCs for text pre-processing and analysis under guidance</text:p>
        </text:list-item>
        <text:list-item>
          <text:p text:style-name="P45">Design, build and maintain scalable ETL</text:p>
        </text:list-item>
        <text:list-item>
          <text:p text:style-name="P45">Pipelines for ingesting large volumes of unstructured (textual) data from a variety of sources</text:p>
        </text:list-item>
        <text:list-item>
          <text:p text:style-name="P45">Algorithms for analyzing large volumes of textual data</text:p>
        </text:list-item>
        <text:list-item>
          <text:p text:style-name="P45">Write efficient code and device and implement pertinent tests</text:p>
        </text:list-item>
      </text:list>
      <text:p text:style-name="P42"/>
      <text:p text:style-name="P43"><text:span text:style-name="Strong_20_Emphasis"><text:span text:style-name="T2">Must Have Skills:</text:span></text:span></text:p>
      <text:p text:style-name="P43"><text:span text:style-name="Strong_20_Emphasis"><text:span text:style-name="T2">Prior NLP experience</text:span></text:span></text:p>
      <text:p text:style-name="P42"/>
      <text:list xml:id="list742977314" text:style-name="L2">
        <text:list-item>
          <text:p text:style-name="P46">Knowledge of NLP applications like (named) <text:span text:style-name="T3">entity recognition, text categorization / clustering, topic modeling, sentiment analysis, document summarization, semantic search, etc</text:span></text:p>
        </text:list-item>
        <text:list-item>
          <text:p text:style-name="P46">Experience with and knowledge of one or more bread-and-butter techniques *like* <text:span text:style-name="T3">LSA, LDA, PCFGs</text:span></text:p>
        </text:list-item>
        <text:list-item>
          <text:p text:style-name="P46">Strong understanding of basic concepts *like* <text:span text:style-name="T3">stopwords, tf-idf, stemming &amp; lemmatization, bag-of-words, word vectorization</text:span></text:p>
        </text:list-item>
        <text:list-item>
          <text:p text:style-name="P46">Experience using one or more tools / packages like <text:span text:style-name="T3">nltk, word2vec, fastText, gloVe, OpenNLP, WordNet</text:span></text:p>
        </text:list-item>
      </text:list>
      <text:p text:style-name="P42"/>
      <text:p text:style-name="P43"><text:span text:style-name="Strong_20_Emphasis"><text:span text:style-name="T2">Technology experience:</text:span></text:span></text:p>
      <text:p text:style-name="P42"/>
      <text:list xml:id="list3678611550" text:style-name="L3">
        <text:list-item>
          <text:p text:style-name="P47">Good working knowledge of python</text:p>
        </text:list-item>
        <text:list-item>
          <text:p text:style-name="P47">Experience with scraping text data from web sources and consuming data from REST APIs</text:p>
        </text:list-item>
        <text:list-item>
          <text:p text:style-name="P47">Experience using code versioning tools (such as Git, Mercurial or SVN)</text:p>
        </text:list-item>
        <text:list-item>
          <text:p text:style-name="P47">Product mindset - stability, scalability and modularity</text:p>
        </text:list-item>
      </text:list>
      <text:p text:style-name="P1"/>
      <text:p text:style-name="P1"/>
      <text:p text:style-name="P6">NLPProjects Revist.</text:p>
      <text:p text:style-name="P6">Make A New On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a xlink:type="simple" xlink:href="https://www.kaggle.com/benhamner/nips-papers"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body" svg:font-family="apple-system-body,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16:02:41.982000000</meta:creation-date>
    <dc:date>2019-09-17T19:22:06.121000000</dc:date>
    <meta:editing-duration>PT31M18S</meta:editing-duration>
    <meta:editing-cycles>10</meta:editing-cycles>
    <meta:generator>LibreOffice/6.2.4.2$Windows_X86_64 LibreOffice_project/2412653d852ce75f65fbfa83fb7e7b669a126d64</meta:generator>
    <meta:document-statistic meta:table-count="0" meta:image-count="0" meta:object-count="0" meta:page-count="1" meta:paragraph-count="26" meta:word-count="237" meta:character-count="1593" meta:non-whitespace-character-count="1397"/>
  </office:meta>
</office:document-meta>
</file>